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11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45.63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22.54mm"/>
    </style:style>
    <style:style style:name="ro1" style:family="table-row">
      <style:table-row-properties style:row-height="12.1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3.55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7.6mm" fo:break-before="auto" style:use-optimal-row-height="true"/>
    </style:style>
    <style:style style:name="ro6" style:family="table-row">
      <style:table-row-properties style:row-height="4.06mm" fo:break-before="auto" style:use-optimal-row-height="fals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1.66mm" fo:break-before="auto" style:use-optimal-row-height="true"/>
    </style:style>
    <style:style style:name="ro9" style:family="table-row">
      <style:table-row-properties style:row-height="29.79mm" fo:break-before="auto" style:use-optimal-row-height="true"/>
    </style:style>
    <style:style style:name="ro10" style:family="table-row">
      <style:table-row-properties style:row-height="3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rror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Exp Name</text:p>
          </table:table-cell>
          <table:table-cell table:style-name="ce1" office:value-type="string" calcext:value-type="string">
            <text:p>Condition</text:p>
          </table:table-cell>
          <table:table-cell table:style-name="ce5" office:value-type="string" calcext:value-type="string">
            <text:p>Type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Return Type 200</text:p>
          </table:table-cell>
          <table:table-cell table:style-name="ce1" office:value-type="string" calcext:value-type="string">
            <text:p>Return Type 500</text:p>
          </table:table-cell>
          <table:table-cell table:style-name="ce1" office:value-type="string" calcext:value-type="string">
            <text:p>String Search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Time Bas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roid/webapps/3750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ak</text:p>
          </table:table-cell>
          <table:table-cell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3830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ak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.find("action=logout;")!=-1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hp/remote/38730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"File uploaded successfully" not in uploadResult.text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hp/remote/38731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<text:s/>return "The data has been saved successfully" in uploadResult.text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dware/remote/39568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.content.startswith('\nroot:')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windows/remote/39783.py</text:p>
          </table:table-cell>
          <table:table-cell table:style-name="ce3" office:value-type="string" calcext:value-type="string">
            <text:p>True</text:p>
          </table:table-cell>
          <table:table-cell/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e.search('Scrutinizer 11.0.1', r.text)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0209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<text:s/>cmd.strip() == 'exit'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hardware/webapps/41205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ak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Model = r.headers.get('WWW-Authenticate')</text:p>
            <text:p>if model is not None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1540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Upload Fil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php/webapps/41622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ak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hp/webapps/42093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.text != '{"jsonrpc" : "2.0", "result" : null, "id" : "id"}'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295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'"success":"yes"'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3191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Upload Fil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True(302)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dware/webapps/43363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ltiple/remote/43385.py</text:p>
          </table:table-cell>
          <table:table-cell table:style-name="ce3" office:value-type="string" calcext:value-type="string">
            <text:p>??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ardware/webapps/43496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.status_code == 200 and r.reason == "OK"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dware/remote/43609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"success" in r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hp/webapps/43777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if not "User created" in r.text and not "User already exist" in r.text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px/webapps/43874.py</text:p>
          </table:table-cell>
          <table:table-cell table:style-name="ce3" office:value-type="string" calcext:value-type="string">
            <text:p>??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ultiple/remote/43905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if "Werkzeug " not in response.text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4044.md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ak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if "true" in r.text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nux/webapps/44051.md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m = re.search(r'%s="(.*)"' % variable, config)</text:p>
            <text:p>    if not m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dows/remote/44068.md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windows/webapps/44390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Upload Fil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.cookies.get("smartguiSessionID")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java/local/44422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if '&lt;th class="login"&gt;Login&lt;/th&gt;' in r.text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hp/webapps/44548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iles = re.findall(r'href="[^\"]+blob/master/([^\"]+)"', r.text)</text:p>
            <text:p>for file in files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dware/webapps/44956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ak</text:p>
          </table:table-cell>
          <table:table-cell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a/webapps/44973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Auth Bypass</text:p>
          </table:table-cell>
          <table:table-cell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5055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windows/webapps/45136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Auth Bypass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    ver = str(verifVJSON['Version'])[:-2]</text:p>
            <text:p/>
            <text:p>    İf ver in vulnVersions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ardware/webapps/4538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ak</text:p>
          </table:table-cell>
          <table:table-cell table:number-columns-repeated="3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1.text.encode("utf8").find('not granted') != -1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va/webapps/45506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'&lt;th class="login"&gt;Login&lt;/th&gt;' in r.text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p/webapps/4577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n(r.cookies) &gt; 0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5927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5957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hp/webapps/46136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'PHP Mail Server Support Test' in res_check.text and 'PHP Major Version: 5.' in res_check.text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nux/webapps/46221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gi/webapps/46400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hp/webapps/46459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'X-Drupal-Cache' in r.headers and r.headers['X-Drupal-Cache'] == 'HIT'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6481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6528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6542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ltiple/webapps/46585.py</text:p>
          </table:table-cell>
          <table:table-cell table:style-name="ce3" office:value-type="string" calcext:value-type="string">
            <text:p>True</text:p>
          </table:table-cell>
          <table:table-cell table:style-name="ce2" office:value-type="string" calcext:value-type="string">
            <text:p>Leak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hp/webapps/4663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<text:s/>len(re.findall("loginform", res)) == 0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6710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ile Delet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nux/remote/46792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<text:s/>if '/cgi-bin/webctrl.cgi?action=index_page' in res.text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hp/webapps/4679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obj = re.search(r"^(.*)&lt;\!DOCTYPE", r.text.replace( "\n", "lnbreak" ))</text:p>
            <text:p>if obj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7013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Sqli</text:p>
          </table:table-cell>
          <table:table-cell table:number-columns-repeated="2"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3" office:value-type="string" calcext:value-type="string">
            <text:p>Tru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704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3" office:value-type="string" calcext:value-type="string">
            <text:p>True</text:p>
          </table:table-cell>
          <table:table-cell office:value-type="string" calcext:value-type="string">
            <text:p><text:s text:c="3"/>if "Device added" in text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ava/webapps/47110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number-columns-repeated="2" table:style-name="ce3" office:value-type="string" calcext:value-type="string">
            <text:p>True</text:p>
          </table:table-cell>
          <table:table-cell/>
          <table:table-cell table:style-name="ce4" office:value-type="string" calcext:value-type="string">
            <text:p>False</text:p>
          </table:table-cell>
          <table:table-cell office:value-type="string" calcext:value-type="string">
            <text:p>"Device added" in text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gi/webapps/47112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RCE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3" office:value-type="string" calcext:value-type="string">
            <text:p>True</text:p>
          </table:table-cell>
          <table:table-cell office:value-type="string" calcext:value-type="string">
            <text:p> expected = {"status":"fail","message":"Invalid value specified for site_name or appliance_type"}</text:p>
            <text:p>    if (r.status_code == 400 and r.json() == expected):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webapps/4723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ak</text:p>
          </table:table-cell>
          <table:table-cell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p/remote/47244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SQLi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3" office:value-type="string" calcext:value-type="string">
            <text:p>True</text:p>
          </table:table-cell>
          <table:table-cell office:value-type="string" calcext:value-type="string">
            <text:p>!= "OK"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dware/webapps/47288.py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Leak</text:p>
          </table:table-cell>
          <table:table-cell table:style-name="ce4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/>
          <table:table-cell table:style-name="ce3" office:value-type="string" calcext:value-type="string">
            <text:p>True</text:p>
          </table:table-cell>
          <table:table-cell office:value-type="string" calcext:value-type="string">
            <text:p>“var fgt_lang =” in ..</text:p>
          </table:table-cell>
          <table:table-cell table:style-name="ce4" office:value-type="string" calcext:value-type="string">
            <text:p>Fal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dware/webapps/25810.py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p/webapps/26453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27289.tx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38977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39033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remote/40619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ndows/webapps/42153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2434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webapps/43205.tx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dos/43401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ndows/remote/44292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448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remote/44577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ux/webapps/44913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ux/webapps/45105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5440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544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6179.tx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663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thon/remote/46645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remote/4667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webapps/47062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ux/webapps/4713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remote/47243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7305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webapps/25305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3412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34206.tx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ux/remote/36803.py</text:p>
          </table:table-cell>
          <table:table-cell table:style-name="ce4" office:value-type="string" calcext:value-type="string">
            <text:p>False</text:p>
          </table:table-cell>
          <table:table-cell/>
          <table:table-cell table:style-name="ce6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jsp/webapps/37114.tx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va/webapps/38664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022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0300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remote/40472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0614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ux/remote/40911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ux/local/4093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webapps/40961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0974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va/webapps/41466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php/webapps/41943.py</text:p>
          </table:table-cell>
          <table:table-cell table:style-name="ce4" office:value-type="string" calcext:value-type="string">
            <text:p>False</text:p>
          </table:table-cell>
          <table:table-cell table:style-name="ce7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linux/webapps/41950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remote/4197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2150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2284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2934.md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sp/webapps/42966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ndows/remote/43141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remote/43388.md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3460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ndows/webapps/4392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dos/4396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remote/44005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4072.md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4252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ux/dos/44254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ml/webapps/4432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4336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webapps/44350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444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ux/webapps/4449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ndows_x86/dos/44500.py</text:p>
          </table:table-cell>
          <table:table-cell table:style-name="ce4" office:value-type="string" calcext:value-type="string">
            <text:p>False</text:p>
          </table:table-cell>
          <table:table-cell table:style-name="ce8"/>
          <table:table-cell table:number-columns-repeated="1021"/>
        </table:table-row>
        <table:table-row table:style-name="ro2">
          <table:table-cell office:value-type="string" calcext:value-type="string">
            <text:p>linux/webapps/44545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remote/44556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e/webapps/44755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ux/remote/45260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5267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webapps/45394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/remote/45427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5948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6065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p/webapps/46109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va/webapps/46453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px/webapps/47011.p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0:28:51.567683345</meta:creation-date>
    <dc:date>2020-02-13T10:29:53.853868072</dc:date>
    <meta:editing-duration>PT21S</meta:editing-duration>
    <meta:editing-cycles>1</meta:editing-cycles>
    <meta:document-statistic meta:table-count="1" meta:cell-count="602" meta:object-count="0"/>
    <meta:generator>LibreOffice/6.0.7.3$Linux_X86_64 LibreOffice_project/00m0$Build-3</meta:generator>
  </office:meta>
</office:document-meta>
</file>